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27F000001AA35DCC0E10401DD48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_5f_ACADEMIA" style:display-name="TABLE_ACADEMIA" style:family="table">
      <style:table-properties style:width="19.6cm" fo:margin-left="-0.834cm" table:align="left" fo:background-color="transparent">
        <style:background-image/>
      </style:table-properties>
    </style:style>
    <style:style style:name="TABLE_5f_ACADEMIA.A" style:display-name="TABLE_ACADEMIA.A" style:family="table-column">
      <style:table-column-properties style:column-width="8.601cm"/>
    </style:style>
    <style:style style:name="TABLE_5f_ACADEMIA.B" style:display-name="TABLE_ACADEMIA.B" style:family="table-column">
      <style:table-column-properties style:column-width="3.5cm"/>
    </style:style>
    <style:style style:name="TABLE_5f_ACADEMIA.D" style:display-name="TABLE_ACADEMIA.D" style:family="table-column">
      <style:table-column-properties style:column-width="2cm"/>
    </style:style>
    <style:style style:name="TABLE_5f_ACADEMIA.1" style:display-name="TABLE_ACADEMIA.1" style:family="table-row">
      <style:table-row-properties style:min-row-height="1cm" fo:background-color="transparent">
        <style:background-image/>
      </style:table-row-properties>
    </style:style>
    <style:style style:name="TABLE_5f_ACADEMIA.A1" style:display-name="TABLE_ACADEMIA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Standard">
      <style:text-properties officeooo:paragraph-rsid="0015ef8f"/>
    </style:style>
    <style:style style:name="P17" style:family="paragraph">
      <style:paragraph-properties fo:margin-left="0cm" fo:margin-right="0.3cm" fo:text-indent="0cm"/>
    </style:style>
    <style:style style:name="P18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style:font-name="Roboto" fo:font-size="24pt" style:font-size-complex="24pt"/>
    </style:style>
    <style:style style:name="P21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officeooo:rsid="0008ee54"/>
    </style:style>
    <style:style style:name="T2" style:family="text">
      <style:text-properties officeooo:rsid="001080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Roboto" fo:font-size="14pt" style:font-size-complex="14pt"/>
    </style:style>
    <style:style style:name="T5" style:family="text">
      <style:text-properties style:font-name="Roboto" fo:font-size="20pt" fo:font-weight="bold" style:font-size-complex="20pt" style:font-weight-complex="bold"/>
    </style:style>
    <style:style style:name="T6" style:family="text">
      <style:text-properties style:font-name="Roboto" fo:font-size="24pt" style:font-size-complex="24pt"/>
    </style:style>
    <style:style style:name="T7" style:family="text">
      <style:text-properties style:font-name="Roboto" fo:font-size="24pt" fo:font-weight="bold" style:font-size-complex="24pt" style:font-weight-complex="bold"/>
    </style:style>
    <style:style style:name="T8" style:family="text">
      <style:text-properties style:font-name="Roboto" fo:font-size="20pt" style:font-size-complex="20pt"/>
    </style:style>
    <style:style style:name="T9" style:family="text">
      <style:text-properties style:font-name="Roboto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7" draw:name="Text Frame 2" draw:style-name="gr2" draw:text-style-name="P20" svg:width="11.168cm" svg:height="4.802cm" svg:x="7.151cm" svg:y="-0.923cm"><draw:text-box><text:p text:style-name="P19"><text:span text:style-name="T6">Focado em melhorar a saúde? </text:span></text:p><text:p text:style-name="P19"><text:span text:style-name="T7">[COUNT_ACADEMIA] ACADEMIAS</text:span></text:p><text:p text:style-name="P19"><text:span text:style-name="T8">NA REGIÃ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8" draw:name="Text Frame 3" draw:style-name="gr1" draw:text-style-name="P18" svg:width="12.56cm" svg:height="1.629cm" svg:x="-0.947cm" svg:y="0.409cm"><draw:text-box><text:p text:style-name="P17"><text:span text:style-name="T4">A academia mais próxima é</text:span></text:p><text:p><text:span text:style-name="T5">[CLOSEST_ACADEMIA]</text:span></text:p></draw:text-box></draw:frame></text:p>
      <text:p text:style-name="P3"/>
      <text:p text:style-name="P3"/>
      <text:p text:style-name="P3"/>
      <text:p text:style-name="P3"><draw:frame draw:style-name="fr1" draw:name="Caixa de Texto 237" text:anchor-type="paragraph" svg:x="-1.201cm" svg:y="0.055cm" svg:width="2.524cm" style:rel-width="scale" svg:height="0.87cm" style:rel-height="scale" draw:z-index="3"><draw:text-box><text:p text:style-name="P6"><draw:frame draw:style-name="fr2" draw:name="Image2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[CLOSEST_WALKING]</text:p></draw:text-box></draw:frame><draw:frame text:anchor-type="paragraph" draw:z-index="5" draw:name="Text Frame 1" draw:style-name="gr3" draw:text-style-name="P21" svg:width="3.327cm" svg:height="0.606cm" svg:x="1.976cm" svg:y="0.318cm"><draw:text-box><text:p><text:span text:style-name="T9">[CLOSEST_CAR]</text:span></text:p></draw:text-box></draw:frame><draw:frame draw:style-name="fr3" draw:name="Image3 Copy 1 Copy 1 Copy 1 Copy 1 Copy 1" text:anchor-type="char" svg:x="1.185cm" svg:y="0.155cm" svg:width="0.63cm" svg:height="0.63cm" draw:z-index="6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_ACADEMIA" table:style-name="TABLE_5f_ACADEMIA">
        <table:table-column table:style-name="TABLE_5f_ACADEMIA.A"/>
        <table:table-column table:style-name="TABLE_5f_ACADEMIA.B" table:number-columns-repeated="2"/>
        <table:table-column table:style-name="TABLE_5f_ACADEMIA.D" table:number-columns-repeated="2"/>
        <table:table-row table:style-name="TABLE_5f_ACADEMIA.1">
          <table:table-cell table:style-name="TABLE_5f_ACADEMIA.A1" office:value-type="string">
            <text:p text:style-name="P9">Nome</text:p>
          </table:table-cell>
          <table:table-cell table:style-name="TABLE_5f_ACADEMIA.A1" office:value-type="string">
            <text:p text:style-name="P13"><text:s/><text:span text:style-name="T3">Tempo</text:span></text:p>
          </table:table-cell>
          <table:table-cell table:style-name="TABLE_5f_ACADEMIA.A1" office:value-type="string">
            <text:p text:style-name="P14"><text:s/><text:span text:style-name="T3">Tempo</text:span></text:p>
          </table:table-cell>
          <table:table-cell table:style-name="TABLE_5f_ACADEMIA.A1" office:value-type="string">
            <text:p text:style-name="P10">Qtd. Aval.</text:p>
          </table:table-cell>
          <table:table-cell table:style-name="TABLE_5f_ACADEMIA.A1" office:value-type="string">
            <text:p text:style-name="P10">Nota</text:p>
          </table:table-cell>
        </table:table-row>
        <table:table-row table:style-name="TABLE_5f_ACADEMIA.1">
          <table:table-cell table:style-name="TABLE_5f_ACADEMIA.A1" office:value-type="string">
            <text:p text:style-name="P7">[NAME]</text:p>
          </table:table-cell>
          <table:table-cell table:style-name="TABLE_5f_ACADEMIA.A1" office:value-type="string">
            <text:p text:style-name="P12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1">[WALKING_TIME]</text:span></text:p>
          </table:table-cell>
          <table:table-cell table:style-name="TABLE_5f_ACADEMIA.A1" office:value-type="string">
            <text:p text:style-name="P8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2">[CAR_TIME]</text:span></text:p>
          </table:table-cell>
          <table:table-cell table:style-name="TABLE_5f_ACADEMIA.A1" office:value-type="string">
            <text:p text:style-name="P15">[TOTAL_RATING]</text:p>
          </table:table-cell>
          <table:table-cell table:style-name="TABLE_5f_ACADEMIA.A1" office:value-type="string">
            <text:p text:style-name="P11">[RATING]</text:p>
          </table:table-cell>
        </table:table-row>
      </table:table>
      <text:p text:style-name="P2"/>
      <text:p text:style-name="P16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-0.739cm" svg:y="-0.713cm" svg:width="8.102cm" svg:height="5.648cm" draw:z-index="0"><draw:image xlink:href="Pictures/100000010000027F000001AA35DCC0E10401DD48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19T22:41:56.197486279</dc:date>
    <meta:editing-duration>PT1H39M9S</meta:editing-duration>
    <meta:editing-cycles>41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102" meta:non-whitespace-character-count="96"/>
  </office:meta>
</office:document-meta>
</file>